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DAE000003BD0000014384D434ABA743B3AA.svg" manifest:media-type="image/svg+xml"/>
  <manifest:file-entry manifest:full-path="Pictures/10000201000000240000000C5D3C77ABA64C465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d45d" officeooo:paragraph-rsid="001ad45d"/>
    </style:style>
    <style:style style:name="P2" style:family="paragraph" style:parent-style-name="Standard">
      <style:text-properties officeooo:rsid="001be580" officeooo:paragraph-rsid="001be580"/>
    </style:style>
    <style:style style:name="P3" style:family="paragraph" style:parent-style-name="Standard">
      <style:text-properties officeooo:paragraph-rsid="001be580"/>
    </style:style>
    <style:style style:name="P4" style:family="paragraph" style:parent-style-name="Standard">
      <style:text-properties officeooo:paragraph-rsid="001dfff0"/>
    </style:style>
    <style:style style:name="P5" style:family="paragraph" style:parent-style-name="Title">
      <style:text-properties officeooo:paragraph-rsid="001de742"/>
    </style:style>
    <style:style style:name="P6" style:family="paragraph" style:parent-style-name="Text_20_body">
      <style:text-properties officeooo:rsid="001f8427" officeooo:paragraph-rsid="001edaf7"/>
    </style:style>
    <style:style style:name="P7" style:family="paragraph" style:parent-style-name="Standard">
      <style:text-properties officeooo:rsid="001ad45d" officeooo:paragraph-rsid="002003bd"/>
    </style:style>
    <style:style style:name="P8" style:family="paragraph" style:parent-style-name="Standard">
      <style:text-properties officeooo:paragraph-rsid="002003bd"/>
    </style:style>
    <style:style style:name="P9" style:family="paragraph" style:parent-style-name="Standard">
      <style:text-properties officeooo:rsid="001be580" officeooo:paragraph-rsid="002003bd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d45d"/>
    </style:style>
    <style:style style:name="T2" style:family="text">
      <style:text-properties officeooo:rsid="001dfff0"/>
    </style:style>
    <style:style style:name="T3" style:family="text">
      <style:text-properties officeooo:rsid="0020d84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binando <draw:g text:anchor-type="as-char" svg:y="-0.686cm" draw:z-index="0" draw:style-name="gr1"><svg:title>TexMaths</svg:title><svg:desc>28§display§\LaTeX§svg§600§FALSE§</svg:desc><draw:frame draw:style-name="gr2" draw:text-style-name="P10" svg:width="2.678cm" svg:height="0.906cm" svg:x="0cm" svg:y="0cm"><draw:image xlink:href="Pictures/10001DAE000003BD0000014384D434ABA743B3AA.svg" xlink:type="simple" xlink:show="embed" xlink:actuate="onLoad" loext:mime-type="image/svg+xml"><text:p/></draw:image><draw:image xlink:href="Pictures/10000201000000240000000C5D3C77ABA64C4656.png" xlink:type="simple" xlink:show="embed" xlink:actuate="onLoad" loext:mime-type="image/png"/></draw:frame></draw:g></text:p>
      <text:p text:style-name="Title">y LibreOffice</text:p>
      <text:p text:style-name="P1"/>
      <text:h text:style-name="Heading_20_1" text:outline-level="1">Texto simple:</text:h>
      <text:p text:style-name="P8"><text:span text:style-name="T1">El \ch{</text:span><text:span text:style-name="T3">SI</text:span><text:span text:style-name="T1">} es más grande que el \ch{C} y es más susceptible al ataque por nucleófilos.</text:span></text:p>
      <text:p text:style-name="P4"/>
      <text:h text:style-name="Heading_20_1" text:outline-level="1">Reacciones redox:</text:h>
      <text:p text:style-name="P7">\begin{align*}</text:p>
      <text:p text:style-name="P7">\ch{Sn\pch[4] + 2 e- &amp;-&gt; Sn\pch[2]} (1) \quad&amp; E^{\standardstate}_C&amp;=\SI{0,15}{\volt} \\</text:p>
      <text:p text:style-name="P7">\ch{Sn \sld{} &amp;-&gt; Sn\pch[2] (2) + 2 e-} \quad&amp; E^{\standardstate}_A&amp;=\SI{-0,137}{\volt} \\</text:p>
      <text:p text:style-name="P7">\intertext{\centerline{\rule{12cm}{1pt}}}</text:p>
      <text:p text:style-name="P7">\ch{Sn \sld{} + Sn\pch[4] &amp;-&gt; 2 Sn\pch[2]} \quad&amp; E^{\standardstate}&amp;=\SI{0,287}{\volt}</text:p>
      <text:p text:style-name="P7">\end{align*}</text:p>
      <text:p text:style-name="P1"/>
      <text:h text:style-name="Heading_20_1" text:outline-level="1">Estados de agregación:</text:h>
      <text:p text:style-name="P9">\begin{align*}</text:p>
      <text:p text:style-name="P9">\ch{CaC2 + 2 H2O \lqd{} &amp;-&gt; C2H2 \gas{} + Ca(OH)2} \\</text:p>
      <text:p text:style-name="P9">\ch{C2H2 \gas{} + 3/2 O2 \gas{} &amp;-&gt; 2 CO \gas{} + H2O \gas{}}</text:p>
      <text:p text:style-name="P9">\end{align*}</text:p>
      <text:p text:style-name="P2"/>
      <text:h text:style-name="Heading_20_1" text:outline-level="1">Isótopos:</text:h>
      <text:p text:style-name="P8">Un pedazo de carbón de leña encontrado en las ruinas de un asentamiento en Japón tenía una relación \isotope*{14,C}/\isotope*{12,C} 0,617 veces la encontrada en los organismos vivos. Si la vida media del \isotope*{14,C} es de 5770 años, calcular la edad de esta pieza. </text:p>
      <text:p text:style-name="P3"/>
      <text:h text:style-name="Heading_20_1" text:outline-level="1">Orbitales moleculares:</text:h>
      <text:p text:style-name="P6">En TexMaths debe elegirse la opción LaTeX en lugar de Display en el apartado de Tipo de Ecuación</text:p>
      <text:p text:style-name="P9">\begin{MOdiagram}[names, AO-width=10pt, labels]</text:p>
      <text:p text:style-name="P9"><text:s/>\atom[O]{left}{</text:p>
      <text:p text:style-name="P9"><text:s text:c="6"/>1s, 2s, 2p = {;pair,up,up}</text:p>
      <text:p text:style-name="P9"><text:s text:c="2"/>}</text:p>
      <text:p text:style-name="P9"><text:s text:c="2"/>\atom[O]{right}{</text:p>
      <text:p text:style-name="P9"><text:s text:c="6"/>1s, 2s, 2p = {;pair,up,up}</text:p>
      <text:p text:style-name="P9"><text:s text:c="2"/>}</text:p>
      <text:p text:style-name="P9"><text:s text:c="2"/>\molecule[\ch{O2}]{</text:p>
      <text:p text:style-name="P9"><text:s text:c="6"/>1sMO, 2sMO, 2pMO = {;pair,pair,pair,up,up}</text:p>
      <text:p text:style-name="P9"><text:s text:c="2"/>}</text:p>
      <text:p text:style-name="P9"><text:soft-page-break/>\end{MOdiagram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4T23:28:48.120956817</meta:creation-date>
    <dc:date>2020-06-16T00:12:11.419000000</dc:date>
    <meta:editing-duration>PT9M18S</meta:editing-duration>
    <meta:editing-cycles>6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31" meta:word-count="174" meta:character-count="1268" meta:non-whitespace-character-count="1094"/>
    <meta:user-defined meta:name="TexMathsIgnorePreamble">FALSE</meta:user-defined>
    <meta:user-defined meta:name="TexMathsPreamble">\usepackage{amsmath}§\usepackage{amssymb}§\usepackage[usenames]{color}§\usepackage{ifxetex}§\usepackage{chemfig}§\usepackage{chemscheme}§\usepackage{chemmacros}§\chemsetup{modules=all}§\usepackage{modiagram}§\usepackage{siunitx}§\usepackage{cancel} 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